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 style:list-style-name="L2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text:enable-numbering="false" fo:text-indent="-0.635cm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904cm" svg:height="1.387cm" svg:x="0.428cm" svg:y="2.42cm" presentation:class="title">
          <draw:text-box>
            <text:p text:style-name="P1"><text:span text:style-name="T1">11:00–11:15</text:span></text:p>
          </draw:text-box>
        </draw:frame>
        <draw:frame presentation:style-name="pr2" draw:text-style-name="P2" draw:layer="layout" svg:width="21.493cm" svg:height="10.842cm" svg:x="1.838cm" svg:y="4.934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<text:s/></text:span><text:span text:style-name="T2">Managed Build System Integ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4:37:30</dc:date>
    <meta:print-date>2006-01-18T14:54:19</meta:print-date>
    <dc:language>en-US</dc:language>
    <meta:editing-cycles>368</meta:editing-cycles>
    <meta:editing-duration>PT23H59M2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